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27cm" svg:x="11.76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27cm" svg:height="1.27cm" svg:x="17.519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27cm" svg:height="1.27cm" svg:x="16.249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27cm" svg:height="1.27cm" svg:x="18.742cm" svg:y="10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27cm" svg:height="1.27cm" svg:x="6.08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.951cm" svg:y1="3.354cm" svg:x2="7.164cm" svg:y2="4.996cm" draw:start-shape="id1" draw:start-glue-point="7" draw:end-shape="id2" draw:end-glue-point="11" svg:d="m11951 3354-4787 1642" svg:viewBox="0 0 4788 1643">
          <text:p/>
        </draw:connector>
        <draw:connector draw:style-name="gr3" draw:text-style-name="P1" draw:layer="layout" draw:type="line" svg:x1="12.849cm" svg:y1="3.354cm" svg:x2="17.705cm" svg:y2="4.996cm" draw:start-shape="id1" draw:start-glue-point="9" draw:end-shape="id3" draw:end-glue-point="5" svg:d="m12849 3354 4856 1642" svg:viewBox="0 0 4857 1643">
          <text:p/>
        </draw:connector>
        <draw:connector draw:style-name="gr3" draw:text-style-name="P1" draw:layer="layout" draw:type="line" svg:x1="18.154cm" svg:y1="6.08cm" svg:x2="16.884cm" svg:y2="7.35cm" draw:start-shape="id3" draw:start-glue-point="8" draw:end-shape="id4" draw:end-glue-point="4" svg:d="m18154 6080-1270 1270" svg:viewBox="0 0 1271 1271">
          <text:p/>
        </draw:connector>
        <draw:connector draw:style-name="gr3" draw:text-style-name="P1" draw:layer="layout" draw:type="line" svg:x1="18.154cm" svg:y1="6.08cm" svg:x2="19.377cm" svg:y2="10.534cm" draw:start-shape="id3" draw:start-glue-point="8" draw:end-shape="id5" draw:end-glue-point="4" svg:d="m18154 6080 1223 4454" svg:viewBox="0 0 1224 4455">
          <text:p/>
        </draw:connector>
        <draw:custom-shape draw:style-name="gr4" draw:text-style-name="P1" xml:id="id6" draw:id="id6" draw:layer="layout" svg:width="5.08cm" svg:height="2.54cm" svg:x="7.35cm" svg:y="6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7.985cm" svg:y="7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9.382cm" svg:y="6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10.525cm" svg:y="7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5.08cm" svg:height="2.54cm" svg:x="3.54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4.175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5.572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6.715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164cm" svg:y1="5.894cm" svg:x2="9.89cm" svg:y2="6.704cm" draw:start-shape="id2" draw:start-glue-point="9" draw:end-shape="id6" draw:end-glue-point="4" svg:d="m7164 5894 2726 810" svg:viewBox="0 0 2727 811">
          <text:p/>
        </draw:connector>
        <draw:connector draw:style-name="gr3" draw:text-style-name="P1" draw:layer="layout" draw:type="line" svg:x1="6.715cm" svg:y1="6.08cm" svg:x2="6.08cm" svg:y2="9.89cm" draw:start-shape="id2" draw:start-glue-point="8" draw:end-shape="id7" draw:end-glue-point="4" svg:d="m6715 6080-635 3810" svg:viewBox="0 0 636 3811">
          <text:p/>
        </draw:connector>
        <draw:frame draw:style-name="gr5" draw:text-style-name="P2" draw:layer="layout" svg:width="5.303cm" svg:height="0.806cm" svg:x="13.32cm" svg:y="2.353cm">
          <draw:text-box>
            <text:p><text:span text:style-name="T1">application supervisor</text:span></text:p>
          </draw:text-box>
        </draw:frame>
        <draw:frame draw:style-name="gr5" draw:text-style-name="P2" draw:layer="layout" svg:width="3.978cm" svg:height="0.806cm" svg:x="18.878cm" svg:y="5.02cm">
          <draw:text-box>
            <text:p><text:span text:style-name="T1">login supervisor</text:span></text:p>
          </draw:text-box>
        </draw:frame>
        <draw:frame draw:style-name="gr5" draw:text-style-name="P2" draw:layer="layout" svg:width="4.507cm" svg:height="0.806cm" svg:x="1.508cm" svg:y="5.02cm">
          <draw:text-box>
            <text:p><text:span text:style-name="T1">service supervisor</text:span></text:p>
          </draw:text-box>
        </draw:frame>
        <draw:frame draw:style-name="gr5" draw:text-style-name="P2" draw:layer="layout" svg:width="3.427cm" svg:height="0.806cm" svg:x="19.517cm" svg:y="7.985cm">
          <draw:text-box>
            <text:p><text:span text:style-name="T1">login workers</text:span></text:p>
          </draw:text-box>
        </draw:frame>
        <draw:frame draw:style-name="gr5" draw:text-style-name="P2" draw:layer="layout" svg:width="3.402cm" svg:height="1.361cm" svg:x="1.635cm" svg:y="8.068cm">
          <draw:text-box>
            <text:p><text:span text:style-name="T1">service pools</text:span></text:p>
            <text:p><text:span text:style-name="T1">and workers</text:span></text:p>
          </draw:text-box>
        </draw:frame>
        <draw:connector draw:style-name="gr6" draw:text-style-name="P3" draw:layer="layout" svg:x1="16.249cm" svg:y1="7.985cm" svg:x2="12.43cm" svg:y2="7.974cm" draw:start-shape="id4" draw:start-glue-point="6" draw:end-shape="id6" draw:end-glue-point="10" svg:d="m16249 7985h-1909v-11h-1910" svg:viewBox="0 0 3820 12">
          <text:p/>
        </draw:connector>
        <draw:connector draw:style-name="gr7" draw:text-style-name="P1" draw:layer="layout" svg:x1="18.742cm" svg:y1="11.169cm" svg:x2="8.62cm" svg:y2="11.16cm" draw:start-shape="id5" draw:start-glue-point="6" draw:end-shape="id7" draw:end-glue-point="10" svg:d="m18742 11169h-5060v-9h-5062" svg:viewBox="0 0 10123 10">
          <text:p/>
        </draw:connector>
        <draw:frame draw:style-name="gr5" draw:text-style-name="P2" draw:layer="layout" svg:width="4.532cm" svg:height="1.361cm" svg:x="11.932cm" svg:y="9.228cm">
          <draw:text-box>
            <text:p><text:span text:style-name="T1">authentication info</text:span></text:p>
            <text:p><text:span text:style-name="T1">via gen_ev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24T21:22:15</meta:creation-date>
    <dc:date>2014-09-26T09:35:07</dc:date>
    <meta:editing-duration>P1DT1H9M50S</meta:editing-duration>
    <meta:editing-cycles>10</meta:editing-cycles>
    <meta:generator>LibreOffice/3.5$Linux_X86_64 LibreOffice_project/350m1$Build-2</meta:generator>
    <meta:document-statistic meta:object-count="27"/>
  </office:meta>
</office:document-meta>
</file>